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fo:margin-top="0.423cm" fo:margin-bottom="0.423cm" style:contextual-spacing="false" style:page-number="1"/>
      <style:text-properties officeooo:paragraph-rsid="00025ea0"/>
    </style:style>
    <style:style style:name="P2" style:family="paragraph" style:parent-style-name="Standard">
      <style:paragraph-properties fo:margin-top="0.423cm" fo:margin-bottom="0.423cm" style:contextual-spacing="false"/>
      <style:text-properties officeooo:paragraph-rsid="00025e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ily Bronte’s Wuthering Heights is a story about the intense and destructive relationship between two families, the Earnshaws and the Lintons. It is set in the Yorkshire moors, a remote and desolate area in northern England, and spans several decades. The novel is narrated by Mr. Lockwood, a newcomer to the area who rents Thrushcross Grange from Mr. Heathcliff, the owner of Wuthering Heights. The novel begins with Mr. Lockwood's arrival at Wuthering Heights and his initial encounter with Heathcliff, who is a mysterious and brooding figure. Lockwood becomes fascinated by Heathcliff and his life’s story, and so begins the tale of Wuthering Heights.</text:p>
      <text:p text:style-name="P2">The book is divided into two parts. First, it tells the story of Heathcliff and Catherine Earnshaw’s childhood. The two children are inseparable, but their close friendship ends when Catherine gets engaged to Edgar Linton, a wealthy neighbor. This leads to a series of events that results in Heathcliff leaving Wuthering Heights and returning years later as a wealthy and vengeful man. The second part of the novel picks up years later, when the children of the previous generation have grown up and are now the main characters. However, its central focus remains the love triangle between Heathcliff, Catherine, and Edgar. Ultimately, Heathcliff's obsession with Catherine drives him to destroy everything in his path, including the lives of those around him.</text:p>
      <text:p text:style-name="P2">Through these developments, the story explores love, revenge, betrayal, and the destructive power of obsession. Bronte also delves into themes of social class and the time’s rigid class structure, in which the Earnshaws and Lintons represent the upper class, while Heathcliff represents the lower class. The novel shows how social class can divide people, create conflict, and lead to bitterness and resentment.</text:p>
      <text:p text:style-name="P2">Wuthering Heights is a dark and brooding story that examines the depths of human emotion and the destructive power of obsession, as well as the consequences of revenge. It also studies the human condition, exploring the complexities of love, hate, and desire. The novel's setting in the Yorkshire moors provides a gothic atmosphere and helps create a sense of isolation and desolation.</text:p>
      <text:p text:style-name="P2">In short, Wuthering Heights is a timeless classic that probes the complexities of human emotion and the destructive power of obsession. The novel's themes of love, revenge, betrayal, and social class are still relevant today and make it a must-read for any interested rea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7:37:10.276000000</meta:creation-date>
    <dc:date>2023-05-28T17:37:18.663000000</dc:date>
    <meta:editing-duration>PT8S</meta:editing-duration>
    <meta:editing-cycles>1</meta:editing-cycles>
    <meta:document-statistic meta:table-count="0" meta:image-count="0" meta:object-count="0" meta:page-count="1" meta:paragraph-count="5" meta:word-count="393" meta:character-count="2486" meta:non-whitespace-character-count="2098"/>
    <meta:generator>LibreOffice/7.5.2.2$Windows_X86_64 LibreOffice_project/53bb9681a964705cf672590721dbc85eb4d0c3a2</meta:generator>
  </office:meta>
</office:document-meta>
</file>